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106cm" fo:break-before="auto" style:use-optimal-row-height="true"/>
    </style:style>
    <style:style style:name="ro3" style:family="table-row">
      <style:table-row-properties style:row-height="8.451cm" fo:break-before="auto" style:use-optimal-row-height="true"/>
    </style:style>
    <style:style style:name="ro4" style:family="table-row">
      <style:table-row-properties style:row-height="4.79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2.762cm" fo:break-before="auto" style:use-optimal-row-height="false"/>
    </style:style>
    <style:style style:name="ro7" style:family="table-row">
      <style:table-row-properties style:row-height="6.493cm" fo:break-before="auto" style:use-optimal-row-height="false"/>
    </style:style>
    <style:style style:name="ro8" style:family="table-row">
      <style:table-row-properties style:row-height="0.792cm" fo:break-before="auto" style:use-optimal-row-height="true"/>
    </style:style>
    <style:style style:name="ro9" style:family="table-row">
      <style:table-row-properties style:row-height="0.658cm" fo:break-before="auto" style:use-optimal-row-height="true"/>
    </style:style>
    <style:style style:name="ro10" style:family="table-row">
      <style:table-row-properties style:row-height="4.006cm" fo:break-before="auto" style:use-optimal-row-height="true"/>
    </style:style>
    <style:style style:name="ro11" style:family="table-row">
      <style:table-row-properties style:row-height="3.217cm" fo:break-before="auto" style:use-optimal-row-height="true"/>
    </style:style>
    <style:style style:name="ro12" style:family="table-row">
      <style:table-row-properties style:row-height="5.581cm" fo:break-before="auto" style:use-optimal-row-height="true"/>
    </style:style>
    <style:style style:name="ro13" style:family="table-row">
      <style:table-row-properties style:row-height="4.632cm" fo:break-before="auto" style:use-optimal-row-height="true"/>
    </style:style>
    <style:style style:name="ro14" style:family="table-row">
      <style:table-row-properties style:row-height="5.396cm" fo:break-before="auto" style:use-optimal-row-height="true"/>
    </style:style>
    <style:style style:name="ro15" style:family="table-row">
      <style:table-row-properties style:row-height="3.87cm" fo:break-before="auto" style:use-optimal-row-height="true"/>
    </style:style>
    <style:style style:name="ro16" style:family="table-row">
      <style:table-row-properties style:row-height="7.167cm" fo:break-before="auto" style:use-optimal-row-height="true"/>
    </style:style>
    <style:style style:name="ro17" style:family="table-row">
      <style:table-row-properties style:row-height="4.001cm" fo:break-before="auto" style:use-optimal-row-height="true"/>
    </style:style>
    <style:style style:name="ro18" style:family="table-row">
      <style:table-row-properties style:row-height="4.24cm" fo:break-before="auto" style:use-optimal-row-height="false"/>
    </style:style>
    <style:style style:name="ro19" style:family="table-row">
      <style:table-row-properties style:row-height="6.9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5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6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17" style:family="table-cell" style:parent-style-name="Default">
      <style:table-cell-properties fo:wrap-option="no-wrap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1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2" style:family="table-cell" style:parent-style-name="Default">
      <style:text-properties fo:font-size="15pt" style:font-size-asian="15pt" style:font-size-complex="15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ar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5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B1</text:p>
          </table:table-cell>
          <table:table-cell table:style-name="ce13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8"/>
          <table:table-cell table:style-name="ce15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21T15:33:00.94">
            <text:p>0321</text:p>
          </table:table-cell>
          <table:table-cell table:style-name="ce11" office:value-type="string">
            <text:p>a-B1</text:p>
          </table:table-cell>
          <table:table-cell table:style-name="ce14" office:value-type="string" table:number-columns-spanned="3" table:number-rows-spanned="1">
            <text:p/>
            <text:p>١) موافقة على العمل المجلس. / ٢) يقبله المجلس. / ٣) المجلس يدعوها</text:p>
            <text:p>muwaafaqatu[assent.e;zgoda.pl / AAlaa-l-Amar-i[na-prace_ / al-madhlisu[Rada.pl</text:p>
            <text:p>yaqbal-hu[akceptuje-to / al-madhlisu[Rada / yadUw-haa[calls-it</text:p>
            <text:p>n: the fourth article of the resolution</text:p>
          </table:table-cell>
          <table:covered-table-cell table:number-columns-repeated="2" table:style-name="ce8"/>
          <table:table-cell table:style-name="ce16" office:value-type="string">
            <text:p><text:a xlink:href="https://documents-dds-ny.un.org/doc/RESOLUTION/GEN/NR0/370/66/PDF/NR037066.pdf?OpenElement">https://documents-dds-ny.un.org/doc/RESOLUTION/GEN/NR0/370/66/PDF/NR037066.pdf?OpenElement</text:a> </text:p>
          </table:table-cell>
          <table:table-cell table:style-name="ce17" office:value-type="float" office:value="8">
            <text:p>8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0">
            <text:p>#REF!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0">
            <text:p>#REF!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0">
            <text:p>#REF!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3">
            <text:p>3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4">
            <text:p>4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">
            <text:p>12</text:p>
          </table:table-cell>
          <table:table-cell table:style-name="ce5" table:formula="of:=[.B12]+1" office:value-type="float" office:value="5">
            <text:p>5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6">
            <text:p>6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8">
            <text:p>8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1T16:08:13.54">
            <text:p>0321 <text:s/>1608</text:p>
          </table:table-cell>
          <table:table-cell table:style-name="ce12" table:formula="of:=NOW()" office:value-type="date" office:date-value="2022-03-21T16:08:13.54">
            <text:p>0321 <text:s/>1608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1T16:08:13.54">
            <text:p>0321 <text:s/>1608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21T16:08:13.54">
            <text:p>0321 <text:s/>1608</text:p>
          </table:table-cell>
          <table:table-cell table:style-name="ce12" table:formula="of:=NOW()" office:value-type="date" office:date-value="2022-03-21T16:08:13.54">
            <text:p>0321 <text:s/>1608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9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">
            <text:p>1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5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 office:value-type="float" office:value="6">
            <text:p>6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">
            <text:p>2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c-B1</text:p>
          </table:table-cell>
          <table:table-cell table:style-name="ce14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8"/>
          <table:table-cell table:style-name="ce16" office:value-type="string">
            <text:p>##doc:20220320_140932</text:p>
          </table:table-cell>
          <table:table-cell table:style-name="ce17" office:value-type="float" office:value="7">
            <text:p>7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">
            <text:p>3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21T13:00:16.11">
            <text:p>0321</text:p>
          </table:table-cell>
          <table:table-cell table:style-name="ce11" office:value-type="string">
            <text:p>c-B1</text:p>
          </table:table-cell>
          <table:table-cell table:style-name="ce14" office:value-type="string" table:number-columns-spanned="3" table:number-rows-spanned="1">
            <text:p>协议内容。（2）关于不使用武器，提供（обеспечить）监控。（3）执行 （провести ）：去中心化。（4）提供：监控：对于俄乌两国之间的边境。（5）无延迟地，解放 (освободить) 人员。（6）采用 (принять) 法律：防止追求与迫害人员。</text:p>
          </table:table-cell>
          <table:covered-table-cell table:number-columns-repeated="2" table:style-name="ce8"/>
          <table:table-cell table:style-name="ce16"/>
          <table:table-cell table:style-name="ce17" office:value-type="float" office:value="6">
            <text:p>6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">
            <text:p>12</text:p>
          </table:table-cell>
          <table:table-cell table:style-name="ce5" table:formula="of:=[.B12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6">
            <text:p>6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1T16:08:13.66">
            <text:p>0321 <text:s/>1608</text:p>
          </table:table-cell>
          <table:table-cell table:style-name="ce12" table:formula="of:=NOW()" office:value-type="date" office:date-value="2022-03-21T16:08:13.66">
            <text:p>0321 <text:s/>1608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1T16:08:13.66">
            <text:p>0321 <text:s/>1608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21T16:08:13.66">
            <text:p>0321 <text:s/>1608</text:p>
          </table:table-cell>
          <table:table-cell table:style-name="ce12" table:formula="of:=NOW()" office:value-type="date" office:date-value="2022-03-21T16:08:13.66">
            <text:p>0321 <text:s/>1608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9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">
            <text:p>1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2">
            <text:p>2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8"/>
          <table:table-cell table:style-name="ce16" office:value-type="string">
            <text:p>https://ja.wikipedia.org/wiki/ハルジオン#ヒメジョオンとの見分け方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">
            <text:p>4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18T16:02:54.63">
            <text:p>0318</text:p>
          </table:table-cell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8"/>
          <table:table-cell table:style-name="ce16"/>
          <table:table-cell table:style-name="ce17" office:value-type="string">
            <text:p>##:20220221_102836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5">
            <text:p>5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21T12:39:44.36">
            <text:p>0321</text:p>
          </table:table-cell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광대나물 (일본 : ホトケノザ 호터케너-자 / 학명 : Lamiun amplexicaule). &lt;1&gt; 겉보기가 닮아 있는 종 : Lamium album (일본어 : オドリコソウ). &lt;a&gt; 구별 : L.a. 는 잎의 끝이 뾰족해지고 있다. &lt;b&gt; L. purpureum 와의 구별 : 같이, 잎 끝의 형태. L.p.도 끝이 예각 (鋭角). (2) L.a.과 L.p. 사이의 구별 : &lt;a&gt; 화관 (花冠). L.p. 는 더 작다.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">
            <text:p>12</text:p>
          </table:table-cell>
          <table:table-cell table:style-name="ce5" table:formula="of:=[.B1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6">
            <text:p>6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1T16:08:13.84">
            <text:p>0321 <text:s/>1608</text:p>
          </table:table-cell>
          <table:table-cell table:style-name="ce12" table:formula="of:=NOW()" office:value-type="date" office:date-value="2022-03-21T16:08:13.84">
            <text:p>0321 <text:s/>1608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1T16:08:13.84">
            <text:p>0321 <text:s/>1608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21T16:08:13.84">
            <text:p>0321 <text:s/>1608</text:p>
          </table:table-cell>
          <table:table-cell table:style-name="ce12" table:formula="of:=NOW()" office:value-type="date" office:date-value="2022-03-21T16:08:13.84">
            <text:p>0321 <text:s/>1608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9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">
            <text:p>1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p-B1</text:p>
          </table:table-cell>
          <table:table-cell table:style-name="ce14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o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">
            <text:p>2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21T12:25:16.98">
            <text:p>0321</text:p>
          </table:table-cell>
          <table:table-cell table:style-name="ce11" office:value-type="string">
            <text:p>p-B1</text:p>
          </table:table-cell>
          <table:table-cell table:style-name="ce14" office:value-type="string" table:number-columns-spanned="3" table:number-rows-spanned="1">
            <text:p>wiedza : (1) wiosenny trójkąt. &lt;1&gt; Arktur, który jest gwiazdą α w gwiazdozbiorze Wolarza (po japońsku, 牛飼い座). &lt;2&gt; Spica, gwiazda α w Pannie (po japońsku, 乙女座). &lt;3&gt; Denebola, gwiazda β w Lwa (po japońsku, 獅子座). &lt;4&gt; Po arabsku, مثلث الربيع (muthalath[trójkąy / l-rabiyAI[wiosna)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0">
            <text:p>#REF!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2">
            <text:p>12</text:p>
          </table:table-cell>
          <table:table-cell table:style-name="ce5" table:formula="of:=[.B12]+1" office:value-type="float" office:value="6">
            <text:p>6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1T16:08:13.93">
            <text:p>0321 <text:s/>1608</text:p>
          </table:table-cell>
          <table:table-cell table:style-name="ce12" table:formula="of:=NOW()" office:value-type="date" office:date-value="2022-03-21T16:08:13.93">
            <text:p>0321 <text:s/>1608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1T16:08:13.93">
            <text:p>0321 <text:s/>1608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21T16:08:13.93">
            <text:p>0321 <text:s/>1608</text:p>
          </table:table-cell>
          <table:table-cell table:style-name="ce12" table:formula="of:=NOW()" office:value-type="date" office:date-value="2022-03-21T16:08:13.93">
            <text:p>0321 <text:s/>1608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9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0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">
            <text:p>1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15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0">
            <text:p>#REF!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15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4">
            <text:p>4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15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16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_copy.ods copy_2</text:span></text:p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">
            <text:p>6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개망초(일본 : ヒメジョオン 姫女菀 E.annuus). `E. philadelphicus` (일본 : ハルジオン 春紫菀) 과의 분별하는 방법. &lt;1&gt; E.a. &lt;a&gt; 꽃의 수, 더 많다. &lt;b&gt; 크기, 작다. <text:s/>&lt;c&gt; 꽃잎의 폭, 좁다. 자세하다. &lt;2&gt; 뿌리에 잎이 있는지 : E.a. --&gt; 없음 / E.p. --&gt; 있음. / [2] E.p. (ハルジオン) : 지식 : (1) 꽃이 피는시기 : 4-6 월 (E.a. 개망초, ヒメジョオン : 6-10 월. E.p. 보다 늦다.)</text:p>
          </table:table-cell>
          <table:covered-table-cell table:number-columns-repeated="2" table:style-name="ce8"/>
          <table:table-cell table:style-name="ce16" office:value-type="string">
            <text:p>https://ja.wikipedia.org/wiki/ハルジオン#ヒメジョオンとの見分け方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살갈퀴 (일본 : ヤハズノエンドウ 矢筈豌豆 야하즈너-엔더우). &lt;1&gt; 꽃이 피는 시기 : 3-6 월. &lt;2&gt; 학명 : 종 : vicia sativa subsp. nigra (위키 일본) &lt;3&gt; 원산지 : 지중해, 고대 근동. &lt;4&gt; 열매 : 식용에 할 수 있다. &lt;5&gt; 씨: 씨도 볶아서 먹을 수 있다. &lt;6&gt; 일본명 `야하즈` 의 유래. &lt;a&gt; `야하즈` 는 화살의 뒤의 끝 (후단 後端). 이 자리는 형태가 `V자` 형이 되고 있다. &lt;b&gt; 한편, 이 풀의 잎의 첨단도 형태가 약간 `V자` 로 되고 있다. &lt;c&gt; 그래서, 화살으로부터의 비유로서, `야하즈` 라고 한다.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8">
            <text:p>8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 office:value-type="date" office:date-value="2022-03-18T16:02:54.63">
            <text:p>0318</text:p>
          </table:table-cell>
          <table:table-cell table:style-name="ce11" office:value-type="string">
            <text:p>k-B1</text:p>
          </table:table-cell>
          <table:table-cell table:style-name="ce14" office:value-type="string" table:number-columns-spanned="3" table:number-rows-spanned="1">
            <text:p>잡초 : (1) 자주광대나물 (일본 : ヒメオドリコソウ 히매-어도리커-서. 한자 : 姫踊り子草) &lt;1&gt; `자주` 는, `자주빛` 의 `자주`. 이 풀의 꽃의 색. &lt;2&gt; `광대` 는 예능인들의 총칭. (2) 지식 : &lt;1&gt; 원산지 : 유럽. &lt;2&gt; 생애: 한해살이풀. 다만, 발아한 상태로 겨울을 보낸다. (일본 : 월년초 越年草). &lt;3&gt; 다만, 한국어 위키의 기사에 따라(3월 18일 기준), 발아한 상태로 겨울을 보낸 경우, 분류는 두해살이풀이다.</text:p>
          </table:table-cell>
          <table:covered-table-cell table:number-columns-repeated="2" table:style-name="ce8"/>
          <table:table-cell table:style-name="ce16"/>
          <table:table-cell table:style-name="ce17" office:value-type="string">
            <text:p>##:20220221_102836</text:p>
          </table:table-cell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9">
            <text:p>9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p-B1</text:p>
          </table:table-cell>
          <table:table-cell table:style-name="ce14" office:value-type="string" table:number-columns-spanned="3" table:number-rows-spanned="1">
            <text:p>[ciała niebieskie.] Myślę, że to był przedwczoraj, o dziesiątej w nocy, na werandzie, widziałem jedną gwiazdę na wschodnim niebie. (2) Ta gwiazd, chyba, Arktur. &lt;1&gt; Po chińsku, 大角星 (Duży róg). &lt;2&gt; Stacja księżycowa : 亢宿 gang1xiu4. Szyja. &lt;3&gt; Konstelacja : Duża szyja. / (3) Dane podstawowe tej gwiazdy : &lt;1&gt; Odległość : 36,8 roku świeltnego. &lt;2&gt; Najjaśniejsza w gwiazdzbiore Wolarza. &lt;3&gt; Jedna z czterech najjaśniejszych gwiazd (z wyjątkiem słońca). &lt;4&gt; Wartość w liczbie, to jest -0,05. (Dla odniesienia, Procjon, jego wartość jest +0,37 / Denebola, to jest 2,13.)</text:p>
          </table:table-cell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a-B1</text:p>
          </table:table-cell>
          <table:table-cell table:style-name="ce13" office:value-type="string" table:number-columns-spanned="3" table:number-rows-spanned="1">
            <text:p>(1) the security of the population. أمن السكان.</text:p>
            <text:p>amunu-skaan-i</text:p>
            <text:p>imperative military reasons .</text:p>
            <text:p>حتمية الأسباب عسكرية.</text:p>
            <text:p>h^atmiya[imperative.e / al-asbaab[wzgle_dy / Askariya[wojskowa</text:p>
            <text:p>(2) Such evacuations</text:p>
            <text:p>توقفت الأعمال العدائية</text:p>
            <text:p>tawaqafat[ustal`y / al-aAmaal[dzial`nia / al-Adaa'iyat-i[wojenne</text:p>
            <text:p>n: article 46 <text:a xlink:href="https://ihl-databases.icrc.org/applic/ihl/ihl.nsf/Article.xsp?action=openDocument&amp;documentId=E3BC5FE53C7E6ACAC12563CD0051BD6F">https://ihl-databases.icrc.org/applic/ihl/ihl.nsf/Article.xsp?action=openDocument&amp;documentId=E3BC5FE53C7E6ACAC12563CD0051BD6F</text:a> </text:p>
          </table:table-cell>
          <table:covered-table-cell table:number-columns-repeated="2" table:style-name="ce8"/>
          <table:table-cell table:style-name="ce15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2">
            <text:p>2</text:p>
          </table:table-cell>
          <table:table-cell table:style-name="ce7"/>
          <table:table-cell table:style-name="ce11" office:value-type="string">
            <text:p>r-B1</text:p>
          </table:table-cell>
          <table:table-cell table:style-name="ce13" office:value-type="string" table:number-columns-spanned="3" table:number-rows-spanned="1">
            <text:p>`Пакт неитралитете между СССР и Японией`. (1) Дата подписания : тринадцатое апреля, 1941 года. (2) срок го'дности[<text:a xlink:href="mailto:waz@nos">waz@nos</text:a>`c`. (3) уведомление[notice об утилизации[disposal. (4) Коне'ц[koniec сро'ка[termin.</text:p>
          </table:table-cell>
          <table:covered-table-cell table:number-columns-repeated="2" table:style-name="ce8"/>
          <table:table-cell table:style-name="ce15" office:value-type="string">
            <text:p><text:a xlink:href="https://ja.wikipedia.org/wiki/日ソ中立条約#条約破棄">https://ja.wikipedia.org/wiki/日ソ中立条約#条約破棄</text:a></text:p>
            <text:p/>
          </table:table-cell>
          <table:table-cell table:style-name="Default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c-B1</text:p>
          </table:table-cell>
          <table:table-cell table:style-name="ce14" office:value-type="string" table:number-columns-spanned="3" table:number-rows-spanned="1">
            <text:p>历史：（1）达赖喇嘛[da2lai4la3ma0。西方公园1999年。在智利首都圣地亚哥。受到记者的质问，他回答说 `可能值得，人们原谅[liang4皮诺切特[--qie-，因为他，作为个人，是个老人。` / （2）知识：（a）智利的钱总统。从西方公元1973年到90年。2006年死。</text:p>
          </table:table-cell>
          <table:covered-table-cell table:number-columns-repeated="2" table:style-name="ce8"/>
          <table:table-cell table:style-name="ce16" office:value-type="string">
            <text:p>##doc:20220320_140932</text:p>
          </table:table-cell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3">
            <text:p>13</text:p>
          </table:table-cell>
          <table:table-cell table:style-name="ce5" table:formula="of:=[.B#REF!]+1" office:value-type="float" office:value="0">
            <text:p>#REF!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0">
            <text:p>#REF!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0">
            <text:p>#REF!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0">
            <text:p>#REF!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0">
            <text:p>#REF!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8">
            <text:p>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9">
            <text:p>19</text:p>
          </table:table-cell>
          <table:table-cell table:style-name="ce5" table:formula="of:=[.B19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3">
            <text:p>3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4">
            <text:p>4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5">
            <text:p>5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6">
            <text:p>6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5">
            <text:p>25</text:p>
          </table:table-cell>
          <table:table-cell table:style-name="ce5" table:formula="of:=[.B25]+1" office:value-type="float" office:value="8">
            <text:p>8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6"/>
          <table:table-cell table:style-name="ce17"/>
          <table:table-cell table:style-name="ce18"/>
          <table:table-cell table:style-name="Default"/>
          <table:table-cell table:style-name="ce19"/>
          <table:table-cell table:style-name="ce2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/>
          <table:table-cell table:style-name="ce11" office:value-type="string">
            <text:p>k-B1</text:p>
          </table:table-cell>
          <table:table-cell table:style-name="ce14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21T16:08:14.21">
            <text:p>0321 <text:s/>1608</text:p>
          </table:table-cell>
          <table:table-cell table:style-name="ce12" table:formula="of:=NOW()" office:value-type="date" office:date-value="2022-03-21T16:08:14.21">
            <text:p>0321 <text:s/>1608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21T16:08:14.21">
            <text:p>0321 <text:s/>1608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21T16:08:14.21">
            <text:p>0321 <text:s/>1608</text:p>
          </table:table-cell>
          <table:table-cell table:style-name="ce12" table:formula="of:=NOW()" office:value-type="date" office:date-value="2022-03-21T16:08:14.21">
            <text:p>0321 <text:s/>1608</text:p>
          </table:table-cell>
          <table:table-cell table:style-name="ce8" table:number-columns-repeated="2"/>
          <table:table-cell table:number-columns-repeated="5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1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1"/>
          <table:table-cell table:number-columns-repeated="1011"/>
        </table:table-row>
        <table:table-row table:style-name="ro1">
          <table:table-cell table:number-columns-repeated="12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9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21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1"/>
          <table:table-cell table:number-columns-repeated="101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1">2022/03/21</text:date>, <text:time>16:08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21T16:08:13.10</dc:date>
    <dc:creator>iwabuchi ken</dc:creator>
    <meta:editing-duration>P16DT3H44M8S</meta:editing-duration>
    <meta:editing-cycles>2241</meta:editing-cycles>
    <meta:generator>OpenOffice/4.1.3$Win32 OpenOffice.org_project/413m1$Build-9783</meta:generator>
    <meta:document-statistic meta:table-count="5" meta:cell-count="847" meta:object-count="0"/>
  </office:meta>
</office:document-meta>
</file>